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style:font-name="Arial" fo:font-size="12pt" style:font-size-asian="10.5pt" style:font-size-complex="12pt"/>
    </style:style>
    <style:style style:name="P2" style:family="paragraph" style:parent-style-name="Preformatted_20_Text">
      <style:paragraph-properties fo:line-height="150%" fo:text-align="justify" style:justify-single-word="false"/>
      <style:text-properties style:font-name="Arial" fo:font-size="12pt" style:font-size-asian="10.5pt" style:font-size-complex="12pt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.1 Project outcome</text:p>
      <text:p text:style-name="P1"/>
      <text:p text:style-name="P2">After three months of work we crossed the finish line of the 2011 MUTW Project. In the last 90 days we achieved several goals of our project and had a productive time working together in a multinational european team. The aim of our work was to develop a web-application which covers all necessary needs for applying for the Erasmus Exchange Proce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15T12:14:37</dc:date>
    <meta:generator>LibreOffice/3.3$Unix LibreOffice_project/330m19$Build-202</meta:generator>
    <meta:editing-duration>PT7M56S</meta:editing-duration>
    <meta:editing-cycles>3</meta:editing-cycles>
    <meta:document-statistic meta:table-count="0" meta:image-count="0" meta:object-count="0" meta:page-count="1" meta:paragraph-count="2" meta:word-count="64" meta:character-count="370"/>
  </office:meta>
</office:document-meta>
</file>